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style:vertical-align="top" fo:margin-bottom="0in" style:line-height-at-least="0.1666in" fo:margin-left="0.0666in" fo:margin-right="0.0666in">
        <style:tab-stops/>
      </style:paragraph-properties>
    </style:style>
    <style:style style:name="P2" style:parent-style-name="Обычный" style:family="paragraph">
      <style:paragraph-properties style:vertical-align="top" fo:margin-bottom="0in" style:line-height-at-least="0.1666in" fo:margin-left="0.0666in" fo:margin-right="0.0666in">
        <style:tab-stops/>
      </style:paragraph-properties>
    </style:style>
    <style:style style:name="T3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22pt" style:font-size-asian="22pt" style:font-size-complex="22pt" style:language-asian="ru" style:country-asian="RU"/>
    </style:style>
    <style:style style:name="T4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22pt" style:font-size-asian="22pt" style:font-size-complex="22pt" fo:language="en" fo:country="US" style:language-asian="ru" style:country-asian="RU"/>
    </style:style>
    <style:style style:name="T5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22pt" style:font-size-asian="22pt" style:font-size-complex="22pt" style:language-asian="ru" style:country-asian="RU"/>
    </style:style>
    <style:style style:name="T6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22pt" style:font-size-asian="22pt" style:font-size-complex="22pt" fo:language="en" fo:country="US" style:language-asian="ru" style:country-asian="RU"/>
    </style:style>
    <style:style style:name="T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9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10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style:language-asian="ru" style:country-asian="RU"/>
    </style:style>
    <style:style style:name="T1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1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1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1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1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2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2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2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2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2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3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3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3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3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3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3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3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3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3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3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style:language-asian="ru" style:country-asian="RU"/>
    </style:style>
    <style:style style:name="T4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4" style:parent-style-name="Основнойшрифтабзаца" style:family="text">
      <style:text-properties style:font-name="Tahoma" style:font-name-asian="Times New Roman" style:font-name-complex="Tahoma" fo:color="#0C0E0D" fo:font-size="16pt" style:font-size-asian="16pt" style:font-size-complex="16pt" fo:language="en" fo:country="US" style:language-asian="ru" style:country-asian="RU"/>
    </style:style>
    <style:style style:name="T4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4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6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5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58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5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6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73" style:parent-style-name="Обычный" style:family="paragraph">
      <style:paragraph-properties fo:margin-bottom="0in" fo:line-height="100%"/>
    </style:style>
    <style:style style:name="T7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5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7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7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84" style:parent-style-name="Обычный" style:family="paragraph">
      <style:paragraph-properties fo:margin-bottom="0in" fo:line-height="100%"/>
    </style:style>
    <style:style style:name="T8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6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87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8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95" style:parent-style-name="Обычный" style:family="paragraph">
      <style:paragraph-properties fo:margin-bottom="0in" fo:line-height="100%"/>
    </style:style>
    <style:style style:name="T96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7" style:parent-style-name="Основнойшрифтабзаца" style:family="text">
      <style:text-properties style:font-name="Tahoma" style:font-name-asian="Times New Roman" style:font-name-complex="Tahoma" fo:font-weight="bold" style:font-weight-asian="bold" style:font-weight-complex="bold" fo:color="#0C0E0D" fo:font-size="12pt" style:font-size-asian="12pt" style:font-size-complex="12pt" fo:language="en" fo:country="US" style:language-asian="ru" style:country-asian="RU"/>
    </style:style>
    <style:style style:name="T98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99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0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1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05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06" style:parent-style-name="Обычный" style:family="paragraph">
      <style:paragraph-properties fo:margin-bottom="0in" fo:line-height="100%"/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07" style:parent-style-name="Обычный" style:family="paragraph">
      <style:paragraph-properties fo:margin-bottom="0in" fo:line-height="100%"/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08" style:parent-style-name="Обычный" style:family="paragraph">
      <style:paragraph-properties fo:margin-bottom="0in" fo:line-height="100%"/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09" style:parent-style-name="Обычный" style:family="paragraph">
      <style:paragraph-properties fo:margin-top="0.0694in" fo:margin-bottom="0.0694in" fo:line-height="100%"/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10" style:parent-style-name="Обычный" style:family="paragraph">
      <style:paragraph-properties fo:text-align="end" fo:margin-top="0.0694in" fo:margin-bottom="0.0694in" fo:line-height="100%"/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P111" style:parent-style-name="Обычный" style:family="paragraph">
      <style:paragraph-properties fo:text-align="end"/>
    </style:style>
    <style:style style:name="T112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13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  <style:style style:name="T114" style:parent-style-name="Основнойшрифтабзаца" style:family="text">
      <style:text-properties style:font-name="Tahoma" style:font-name-asian="Times New Roman" style:font-name-complex="Tahoma" fo:color="#0C0E0D" fo:font-size="12pt" style:font-size-asian="12pt" style:font-size-complex="12pt" fo:language="en" fo:country="US" style:language-asian="ru" style:country-asian="RU"/>
    </style:style>
  </office:automatic-styles>
  <office:body>
    <office:text text:use-soft-page-breaks="true">
      <text:p text:style-name="P1"><text:a xlink:href="https://clck.mgid.com/ghits/17056746/i/57599753/0/pp/1/1?h=nJ2c1nJFkOZF8J9mqkqF2YRSxt9dPfzwRW3fXIVxYuc_HVnuPOZiEFkOcwe9AmN9OS0SiaYECMHw9JOH_hAt_g**&amp;rid=96b61c9a-d7d8-11ee-9758-e43d1a2a53a0&amp;ts=google.com&amp;tt=OrganicSearch&amp;att=8&amp;cpm=1&amp;abd=1&amp;iv=11&amp;ct=1&amp;gdprApplies=0&amp;st=300&amp;mp4=1&amp;h2=puPGuPYUntTA2DKVSiGr8erGcxgHKFjoJsh3qyO-OzOkqOHFYZ2xMfJG8oORu60t&amp;k=1267037fc*f!fY7wbq96fY7wbs83fYjljOWE3N2JhMjI3OThiYjBmMjFjMTBhYzRhNTJlZTk%3DfMjUz*DcwMg%3D%3Df!fd%3Df9fJNf*fNDEzLjcyNTAwNjEwMzUxNTZ8MjMyLjQxMjUwNjEwMzUxNTYyf%2C*f%2C*ffQf%3AfaHR0cHM6Ly9mYXlsbGFyLm9yZy90YXJqaW1ha%241ob2wtdjUuaHRtbA%3D%3DfaHR0cHM6Ly93d3cuZ29vZ2xlLmNvb%248%3DfaHR0cHM6Ly93d3cuZ29vZ2xlLmNvb%248%3Df%3BfMjUz*DcxNXw0NDN8NjAzfMQ%3D%3Df%3Af!fcfMjMy*DQxM3wyMzZ8NTg5fYAfNgfY7wbrF8f!fTW96aWxsY%2481LjAgKFdpbmRvd3MgTlQgMTAuMDsgV2luNjQ7IHg2NCkgQXBwbGVXZWJLaXQvNTM3LjM2IChL%24FRNTCwgbGlrZ%24BHZWNrbykgQ2hyb21lLzEyMi4wLjAuMCBTYWZhcmkvNTM3LjM2fUERGVmlld2Vy*ENocm9tZVBERlZpZXdlcnxDaHJvbWl1bVBERlZpZXdlcnxNaWNyb3NvZnRFZGdlUERGVmlld2Vy*FdlYktpdGJ1aWx0LWluUERGfCfV2luMzI%3DfMzAwfMXwxMDA%3DfMTUzNnw4MjQ%3DfdW5rbm93bnw0Z3wwf!f!fQf3b16Uf*f*(rMOQ_&amp;crst=1709303575&amp;wrst=1709303581&amp;muid=o12DF15GQY2n" office:target-frame-name="_blank" xlink:show="new"/></text:p>
      <text:p text:style-name="P2"><text:span text:style-name="T3"><text:s text:c="59"/></text:span><text:span text:style-name="T4">TARJIMAI</text:span><text:span text:style-name="T5"><text:s/></text:span><text:span text:style-name="T6">HOL</text:span><text:span text:style-name="T7"><text:line-break/></text:span><text:span text:style-name="T8"><text:line-break/></text:span><text:span text:style-name="T9">Men</text:span><text:span text:style-name="T10">:</text:span><text:span text:style-name="T11"><text:s/></text:span><text:span text:style-name="T12">Abdujalilova</text:span><text:span text:style-name="T13"><text:s/></text:span><text:span text:style-name="T14">Ozada</text:span><text:span text:style-name="T15"><text:s/></text:span><text:span text:style-name="T16">Dilshod</text:span><text:span text:style-name="T17"><text:s/></text:span><text:span text:style-name="T18">qizi</text:span><text:span text:style-name="T19"><text:s/></text:span><text:span text:style-name="T20">2005-</text:span><text:span text:style-name="T21">yil</text:span><text:span text:style-name="T22"><text:s/></text:span><text:span text:style-name="T23">20-</text:span><text:span text:style-name="T24">sentabrda</text:span><text:span text:style-name="T25"><text:s/></text:span><text:span text:style-name="T26">Jizzax</text:span><text:span text:style-name="T27"><text:s/></text:span><text:span text:style-name="T28">viloyati</text:span><text:span text:style-name="T29"><text:s/></text:span><text:span text:style-name="T30">Baxmal</text:span><text:span text:style-name="T31"><text:s/></text:span><text:span text:style-name="T32">tumani</text:span><text:span text:style-name="T33"><text:s/></text:span><text:span text:style-name="T34">Shodlik</text:span><text:span text:style-name="T35"><text:s/></text:span><text:span text:style-name="T36">MFYda</text:span><text:span text:style-name="T37"><text:s/></text:span><text:span text:style-name="T38">tug</text:span><text:span text:style-name="T39">’</text:span><text:span text:style-name="T40">ilganman</text:span><text:span text:style-name="T41">.<text:s/></text:span><text:span text:style-name="T42">Millatim o’zbek. Ona tilim-O’zbek tili.</text:span><text:span text:style-name="T43"><text:s/></text:span><text:span text:style-name="T44">Jizzax viloyati Baxmal tumani Shodlik MFYdagi Quduq qishlog’ining 26-uyda yashayman</text:span><text:span text:style-name="T45">.</text:span><text:span text:style-name="T46"><text:s/>Men,</text:span><text:span text:style-name="T47">2012-yili 3-sentabrda Jizzax viloyati Baxmal tumani Shodlik MFYda joylashga 41-umum ta’lim maktabning 1-sinfiga qabul qilinganman</text:span><text:span text:style-name="T48">.<text:s/></text:span><text:span text:style-name="T49">2023-yil maktabni tamomlaganman. 2023-yil guliston davlat Universitetiga o’qishga qabul qilindim. Muqaddam sudlanmaganman.</text:span><text:span text:style-name="T50"><text:s/>Biz oilada 5 kishimi. Dadam, onam, men va 2 ta ukam.</text:span><text:span text:style-name="T51"><text:line-break/></text:span><text:span text:style-name="T52">Turmushga chiqmaganman</text:span><text:span text:style-name="T53">.</text:span><text:span text:style-name="T54"><text:line-break/></text:span><text:span text:style-name="T55"><text:line-break/></text:span><text:span text:style-name="T56">Otam</text:span><text:span text:style-name="T57">:<text:s/></text:span><text:span text:style-name="T58">Xudoyberdiyev Dilshod Abdujalilovich 1980-yil 7-oktabrda</text:span><text:span text:style-name="T59"><text:s/></text:span><text:span text:style-name="T60">Jizzax viloyati Baxmal tumani Shodlik MFYda<text:s/></text:span><text:span text:style-name="T61">tug’il</text:span><text:span text:style-name="T62">gan</text:span><text:span text:style-name="T63">.</text:span><text:span text:style-name="T64"><text:s/></text:span><text:span text:style-name="T65">Millati o’zbek.</text:span><text:span text:style-name="T66"><text:s/>Muqaddam sudlanmagan.</text:span><text:span text:style-name="T67"><text:s/></text:span><text:span text:style-name="T68">Kasbi haydovchi.<text:s/></text:span><text:span text:style-name="T69">J</text:span><text:span text:style-name="T70">izzax viloyati Baxmal tumani Shodlik MFYdagi Quduq<text:s/></text:span><text:span text:style-name="T71">qishlog’ining<text:s/></text:span><text:span text:style-name="T72">26-uyda yashaydi.</text:span></text:p>
      <text:p text:style-name="P73"><text:span text:style-name="T74"><text:line-break/></text:span><text:span text:style-name="T75">Onam</text:span><text:span text:style-name="T76">:<text:s/></text:span><text:span text:style-name="T77">Xudoyberdiyev Nilufar Bo’riboyevna 1986-yil 12-martda Jizzax viloyati Baxmal tumani Qotortol mahallasida tug’ilgan.<text:s/></text:span><text:span text:style-name="T78">Millati o’zbek.</text:span><text:span text:style-name="T79"><text:s/>Muqaddam sudlanmagan.</text:span><text:span text:style-name="T80"><text:s/></text:span><text:span text:style-name="T81">Kasbi uy Bekasi. Jizzax viloyati Baxmal tumani Shodlik MFYdagi Quduq<text:s/></text:span><text:span text:style-name="T82">qishlog’ining<text:s/></text:span><text:span text:style-name="T83">26-uyda yashaydi.</text:span></text:p>
      <text:p text:style-name="P84"><text:span text:style-name="T85"><text:line-break/></text:span><text:span text:style-name="T86">Ukam</text:span><text:span text:style-name="T87">:<text:s/></text:span><text:span text:style-name="T88">Abdujalilov Akbar Dilshod o’g’li 2007-yil 14-iyunda Jizzax viloyati Baxmal tumani Shodlik MFYda<text:s/></text:span><text:span text:style-name="T89">tug’il</text:span><text:span text:style-name="T90">gan.<text:s/></text:span><text:span text:style-name="T91">Millati o’zbek.</text:span><text:span text:style-name="T92"><text:s/>Muqaddam sudlanmagan. Kasbi uy o’quvchi. <text:s/>Jizzax viloyati Baxmal tumani Shodlik MFYdagi 41-umum ta’lim maktabida o’qiydi. Jizzax viloyati Baxmal tumani Shodlik MFYdagi Quduq<text:s/></text:span><text:span text:style-name="T93">qishlog’ining<text:s/></text:span><text:span text:style-name="T94">26-uyda yashaydi.</text:span></text:p>
      <text:p text:style-name="P95"><text:span text:style-name="T96"><text:line-break/></text:span><text:span text:style-name="T97">Ukam</text:span><text:span text:style-name="T98">:<text:s/></text:span><text:span text:style-name="T99">Abdujalilov Sunnat Dilshod o’g’li 2011-yil 18-iyulda Jizzax viloyati Baxmal tumani Shodlik MFYda<text:s/></text:span><text:span text:style-name="T100">tug’il</text:span><text:span text:style-name="T101">gan.<text:s/></text:span><text:span text:style-name="T102">Millati o’zbek.</text:span><text:span text:style-name="T103"><text:s/>Muqaddam sudlanmagan. Kasbi uy o’quvchi. <text:s/>Jizzax viloyati Baxmal tumani Shodlik MFYdagi 41-umum ta’lim maktabida o’qiydi. Jizzax viloyati Baxmal tumani Shodlik MFYdagi Quduq<text:s/></text:span><text:span text:style-name="T104">qishlog’ining<text:s/></text:span><text:span text:style-name="T105">26-uyda yashaydi.</text:span></text:p>
      <text:p text:style-name="P106"><text:line-break/></text:p>
      <text:p text:style-name="P107"/>
      <text:p text:style-name="P108">Men va mening yaqin qarindoshlarim orasida jinoiy va ma’muriy javobgarlikka tortilganlar yo’q, chet el fuqaroligida bo’lmaganlar.</text:p>
      <text:p text:style-name="P109">Men oilam bilan,<text:s/>Jizzax viloyati Baxmal tumani Shodlik MFYdagi Quduq qishlog’ining 26-uyda yashab kelmoqdaman</text:p>
      <text:p text:style-name="P110">_______________ Abdujalilova Ozada Dilshod qizi</text:p>
      <text:p text:style-name="P111"><text:span text:style-name="T112"><text:line-break/>“____” _______ 20</text:span><text:span text:style-name="T113">24-</text:span><text:span text:style-name="T114">y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g'abek</meta:initial-creator>
    <dc:creator>Og'abek</dc:creator>
    <meta:creation-date>2024-03-01T15:05:00Z</meta:creation-date>
    <dc:date>2024-03-01T15:05:00Z</dc:date>
    <meta:template xlink:href="Normal" xlink:type="simple"/>
    <meta:editing-cycles>2</meta:editing-cycles>
    <meta:editing-duration>PT60S</meta:editing-duration>
    <meta:document-statistic meta:page-count="1" meta:paragraph-count="6" meta:word-count="496" meta:character-count="3319" meta:row-count="23" meta:non-whitespace-character-count="2829"/>
  </office:meta>
</office:document-meta>
</file>